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8"/>
        <table:table-row table:style-name="ro1"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City</text:p>
          </table:table-cell>
          <table:table-cell table:style-name="ce7" office:value-type="string" calcext:value-type="string">
            <text:p>DNS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2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1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2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3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lmb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2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de-dus1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grc.jumptoserver.com</text:p>
          </table:table-cell>
        </table:table-row>
        <table:table-row table:style-name="ro3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.jumptoserver.com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ng.jumptoserver.com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2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1.jumptoserver.com</text:p>
          </table:table-cell>
        </table:table-row>
        <table:table-row table:style-name="ro3">
          <table:table-cell office:value-type="string" calcext:value-type="string">
            <text:p>Luxembourg</text:p>
          </table:table-cell>
          <table:table-cell table:style-name="ce9"/>
          <table:table-cell office:value-type="string" calcext:value-type="string">
            <text:p>lux1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3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vk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tr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1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-ny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us-dv1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1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2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3">
          <table:table-cell office:value-type="string" calcext:value-type="string">
            <text:p>Brazil</text:p>
          </table:table-cell>
          <table:table-cell table:style-name="ce9"/>
          <table:table-cell office:value-type="string" calcext:value-type="string">
            <text:p>br4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stream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3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lmb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2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de-dus1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grc.jumptoserver.com</text:p>
          </table:table-cell>
        </table:table-row>
        <table:table-row table:style-name="ro3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.jumptoserver.com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ng.jumptoserver.com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-stream2.jumptoserver.com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-vr.jumptoserver.com</text:p>
          </table:table-cell>
        </table:table-row>
        <table:table-row table:style-name="ro3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2.jumptoserver.com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Assago</text:p>
          </table:table-cell>
          <table:table-cell office:value-type="string" calcext:value-type="string">
            <text:p>it-stream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stream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2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1.jumptoserver.com</text:p>
          </table:table-cell>
        </table:table-row>
        <table:table-row table:style-name="ro3">
          <table:table-cell office:value-type="string" calcext:value-type="string">
            <text:p>Luxembourg</text:p>
          </table:table-cell>
          <table:table-cell table:style-name="ce9"/>
          <table:table-cell office:value-type="string" calcext:value-type="string">
            <text:p>lux1.jumptoserver.com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table:style-name="ce9"/>
          <table:table-cell office:value-type="string" calcext:value-type="string">
            <text:p>my-cf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2.jumptoserver.com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us-dl-dbl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-vr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3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vk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-01.jumptoserver.com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tr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1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2.jumptoserver.co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s-dbl1.jumptoserver.co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streaming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us-se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us-ash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-ny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us-stream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nl-dbl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us-dl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ash-stream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us-dv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us-ch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1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2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3">
          <table:table-cell office:value-type="string" calcext:value-type="string">
            <text:p>Brazil</text:p>
          </table:table-cell>
          <table:table-cell table:style-name="ce9"/>
          <table:table-cell office:value-type="string" calcext:value-type="string">
            <text:p>br4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stream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3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lmb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2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de-dus1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grc.jumptoserver.com</text:p>
          </table:table-cell>
        </table:table-row>
        <table:table-row table:style-name="ro3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.jumptoserver.com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ng.jumptoserver.com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-stream2.jumptoserver.com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-vr.jumptoserver.com</text:p>
          </table:table-cell>
        </table:table-row>
        <table:table-row table:style-name="ro3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2.jumptoserver.com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Assago</text:p>
          </table:table-cell>
          <table:table-cell office:value-type="string" calcext:value-type="string">
            <text:p>it-stream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stream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2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1.jumptoserver.com</text:p>
          </table:table-cell>
        </table:table-row>
        <table:table-row table:style-name="ro3">
          <table:table-cell office:value-type="string" calcext:value-type="string">
            <text:p>Luxembourg</text:p>
          </table:table-cell>
          <table:table-cell table:style-name="ce9"/>
          <table:table-cell office:value-type="string" calcext:value-type="string">
            <text:p>lux1.jumptoserver.com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table:style-name="ce9"/>
          <table:table-cell office:value-type="string" calcext:value-type="string">
            <text:p>my-cf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2.jumptoserver.com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us-dl-dbl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-vr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3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vk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-01.jumptoserver.com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tr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1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2.jumptoserver.co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streaming.jumptoserver.co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s-dbl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us-se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us-ash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us-stream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-ny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nl-dbl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ash-stream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us-dl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us-dv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1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2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3">
          <table:table-cell office:value-type="string" calcext:value-type="string">
            <text:p>Brazil</text:p>
          </table:table-cell>
          <table:table-cell table:style-name="ce9"/>
          <table:table-cell office:value-type="string" calcext:value-type="string">
            <text:p>br4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stream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3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lmb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2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de-dus1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grc.jumptoserver.com</text:p>
          </table:table-cell>
        </table:table-row>
        <table:table-row table:style-name="ro3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.jumptoserver.com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ng.jumptoserver.com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-stream2.jumptoserver.com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-vr.jumptoserver.com</text:p>
          </table:table-cell>
        </table:table-row>
        <table:table-row table:style-name="ro3">
          <table:table-cell office:value-type="string" calcext:value-type="string">
            <text:p>Indi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2.jumptoserver.com</text:p>
          </table:table-cell>
        </table:table-row>
        <table:table-row table:style-name="ro3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Assago</text:p>
          </table:table-cell>
          <table:table-cell office:value-type="string" calcext:value-type="string">
            <text:p>it-stream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stream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2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1.jumptoserver.com</text:p>
          </table:table-cell>
        </table:table-row>
        <table:table-row table:style-name="ro3">
          <table:table-cell office:value-type="string" calcext:value-type="string">
            <text:p>Luxembourg</text:p>
          </table:table-cell>
          <table:table-cell table:style-name="ce9"/>
          <table:table-cell office:value-type="string" calcext:value-type="string">
            <text:p>lux1.jumptoserver.com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table:style-name="ce9"/>
          <table:table-cell office:value-type="string" calcext:value-type="string">
            <text:p>my-cf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.jumptoserver.com</text:p>
          </table:table-cell>
        </table:table-row>
        <table:table-row table:style-name="ro3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nl2.jumptoserver.com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9"/>
          <table:table-cell office:value-type="string" calcext:value-type="string">
            <text:p>us-dl-dbl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-vr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3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vk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-01.jumptoserver.com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Turkey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tr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1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2.jumptoserver.co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streaming.jumptoserver.com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s-dbl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us-se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us-ash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us-stream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-ny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nchorage</text:p>
          </table:table-cell>
          <table:table-cell office:value-type="string" calcext:value-type="string">
            <text:p>nl-dbl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ash-stream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us-dl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us-dv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1.jumptoserver.com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-02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2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2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de-dus1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2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1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-vr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1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s-la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1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at-01.jumptoserver.com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</text:p>
          </table:table-cell>
          <table:table-cell office:value-type="string" calcext:value-type="string">
            <text:p>bel-01.jumptoserver.com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bg-01.jumptoserver.co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ca-01.jumptoserver.com</text:p>
          </table:table-cell>
        </table:table-row>
        <table:table-row table:style-name="ro3">
          <table:table-cell office:value-type="string" calcext:value-type="string">
            <text:p>Colombia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clmb.jumptoserver.com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-01.jumptoserver.com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9"/>
          <table:table-cell office:value-type="string" calcext:value-type="string">
            <text:p>dk-01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2.jumptoserver.com</text:p>
          </table:table-cell>
        </table:table-row>
        <table:table-row table:style-name="ro3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fi.jumptoserver.com</text:p>
          </table:table-cell>
        </table:table-row>
        <table:table-row table:style-name="ro3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.jumptoserver.com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uk-dbl.jumptoserver.com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de-01.jumptoserver.com</text:p>
          </table:table-cell>
        </table:table-row>
        <table:table-row table:style-name="ro3">
          <table:table-cell office:value-type="string" calcext:value-type="string">
            <text:p>Greece</text:p>
          </table:table-cell>
          <table:table-cell office:value-type="string" calcext:value-type="string">
            <text:p>Athina</text:p>
          </table:table-cell>
          <table:table-cell office:value-type="string" calcext:value-type="string">
            <text:p>grc.jumptoserver.com</text:p>
          </table:table-cell>
        </table:table-row>
        <table:table-row table:style-name="ro3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ng.jumptoserver.co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-01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2.jumptoserver.co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p-01.jumptoserver.com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r-01.jumptoserver.com</text:p>
          </table:table-cell>
        </table:table-row>
        <table:table-row table:style-name="ro3">
          <table:table-cell office:value-type="string" calcext:value-type="string">
            <text:p>Poland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l.jumptoserver.com</text:p>
          </table:table-cell>
        </table:table-row>
        <table:table-row table:style-name="ro3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t.jumptoserver.com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ro-01.jumptoserver.com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-vr.jumptoserver.com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rs-01.jumptoserver.com</text:p>
          </table:table-cell>
        </table:table-row>
        <table:table-row table:style-name="ro2"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-01.jumptoserver.com</text:p>
          </table:table-cell>
        </table:table-row>
        <table:table-row table:style-name="ro3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svk.jumptoserver.com</text:p>
          </table:table-cell>
        </table:table-row>
        <table:table-row table:style-name="ro3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kr.jumptoserver.com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-01.jumptoserver.co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ch-01.jumptoserver.com</text:p>
          </table:table-cell>
        </table:table-row>
        <table:table-row table:style-name="ro3">
          <table:table-cell office:value-type="string" calcext:value-type="string">
            <text:p>UAE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ae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1.jumptoserver.com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-0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us-at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-ny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table:style-name="ce9"/>
          <table:table-cell office:value-type="string" calcext:value-type="string">
            <text:p>us-wt2.jumptoserver.com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s-mia.jumptoserver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1:55:34.259779662</meta:creation-date>
    <meta:editing-duration>P0D</meta:editing-duration>
    <meta:editing-cycles>1</meta:editing-cycles>
    <meta:generator>LibreOffice/7.3.7.2$Linux_X86_64 LibreOffice_project/30$Build-2</meta:generator>
    <meta:document-statistic meta:table-count="1" meta:cell-count="982" meta:object-count="0"/>
  </office:meta>
</office:document-meta>
</file>